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office:annotation><dc:creator>Vivian Antoine</dc:creator><dc:date>2015-09-11T09:00:37</dc:date><text:p><text:span text:style-name="T1">do text</text:span></text:p><text:p>from xhtml(view.getHistoryForTemplate(self))</text:p></office:annotation>his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5-09-10T08:52:58</meta:creation-date>
    <dc:date>2015-11-25T13:56:05</dc:date>
    <dc:creator>Vivian Antoine</dc:creator>
    <meta:editing-duration>PT4H50M26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1" meta:paragraph-count="1" meta:word-count="2" meta:character-count="6" meta:non-whitespace-character-count="6"/>
  </office:meta>
</office:document-meta>
</file>